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c7b3" officeooo:paragraph-rsid="00238fd3" style:font-weight-asian="bold" style:font-weight-complex="bold"/>
    </style:style>
    <style:style style:name="P2" style:family="paragraph" style:parent-style-name="Standard">
      <style:text-properties officeooo:rsid="0007dc26" officeooo:paragraph-rsid="00238fd3"/>
    </style:style>
    <style:style style:name="P3" style:family="paragraph" style:parent-style-name="Standard">
      <style:text-properties fo:font-weight="bold" officeooo:rsid="0026b969" officeooo:paragraph-rsid="0026b969" style:font-weight-asian="bold" style:font-weight-complex="bold"/>
    </style:style>
    <style:style style:name="P4" style:family="paragraph" style:parent-style-name="Standard">
      <style:text-properties fo:font-weight="bold" officeooo:rsid="0026b969" officeooo:paragraph-rsid="002898ce" style:font-weight-asian="bold" style:font-weight-complex="bold"/>
    </style:style>
    <style:style style:name="P5" style:family="paragraph" style:parent-style-name="Standard">
      <style:text-properties fo:font-weight="bold" officeooo:rsid="0026b969" officeooo:paragraph-rsid="002a249f" style:font-weight-asian="bold" style:font-weight-complex="bold"/>
    </style:style>
    <style:style style:name="P6" style:family="paragraph" style:parent-style-name="Standard">
      <style:text-properties fo:font-weight="bold" officeooo:rsid="0026b969" officeooo:paragraph-rsid="002bc9ee" style:font-weight-asian="bold" style:font-weight-complex="bold"/>
    </style:style>
    <style:style style:name="P7" style:family="paragraph" style:parent-style-name="Standard">
      <style:text-properties fo:font-weight="bold" officeooo:rsid="002a249f" officeooo:paragraph-rsid="002a249f" style:font-weight-asian="bold" style:font-weight-complex="bold"/>
    </style:style>
    <style:style style:name="P8" style:family="paragraph" style:parent-style-name="Standard">
      <style:text-properties fo:font-weight="bold" officeooo:rsid="002bc9ee" officeooo:paragraph-rsid="002bc9ee" style:font-weight-asian="bold" style:font-weight-complex="bold"/>
    </style:style>
    <style:style style:name="P9" style:family="paragraph" style:parent-style-name="Standard">
      <style:text-properties fo:font-weight="bold" officeooo:rsid="000d1258" officeooo:paragraph-rsid="002bc9ee" style:font-weight-asian="bold" style:font-weight-complex="bold"/>
    </style:style>
    <style:style style:name="P10" style:family="paragraph" style:parent-style-name="Standard">
      <style:text-properties fo:font-weight="normal" officeooo:rsid="0026b969" officeooo:paragraph-rsid="000d1258" style:font-weight-asian="normal" style:font-weight-complex="normal"/>
    </style:style>
    <style:style style:name="P11" style:family="paragraph" style:parent-style-name="Standard">
      <style:text-properties officeooo:rsid="000d1258" officeooo:paragraph-rsid="002bc9ee"/>
    </style:style>
    <style:style style:name="P12" style:family="paragraph" style:parent-style-name="Standard">
      <style:text-properties officeooo:rsid="000e5b00" officeooo:paragraph-rsid="002bc9ee"/>
    </style:style>
    <style:style style:name="T1" style:family="text">
      <style:text-properties officeooo:rsid="000e5b00"/>
    </style:style>
    <style:style style:name="T2" style:family="text">
      <style:text-properties fo:font-weight="bold" officeooo:rsid="000f8373" style:font-weight-asian="bold" style:font-weight-complex="bold"/>
    </style:style>
    <style:style style:name="T3" style:family="text">
      <style:text-properties fo:font-weight="bold" officeooo:rsid="002fa669" style:font-weight-asian="bold" style:font-weight-complex="bold"/>
    </style:style>
    <style:style style:name="T4" style:family="text">
      <style:text-properties officeooo:rsid="00113a08"/>
    </style:style>
    <style:style style:name="T5" style:family="text">
      <style:text-properties officeooo:rsid="0009818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898ce" style:font-weight-asian="normal" style:font-weight-complex="normal"/>
    </style:style>
    <style:style style:name="T8" style:family="text">
      <style:text-properties fo:font-weight="normal" officeooo:rsid="002a249f" style:font-weight-asian="normal" style:font-weight-complex="normal"/>
    </style:style>
    <style:style style:name="T9" style:family="text">
      <style:text-properties fo:font-weight="normal" officeooo:rsid="002b20a3" style:font-weight-asian="normal" style:font-weight-complex="normal"/>
    </style:style>
    <style:style style:name="T10" style:family="text">
      <style:text-properties officeooo:rsid="002898ce"/>
    </style:style>
    <style:style style:name="T11" style:family="text">
      <style:text-properties officeooo:rsid="002a249f"/>
    </style:style>
    <style:style style:name="T12" style:family="text">
      <style:text-properties officeooo:rsid="002bc9ee"/>
    </style:style>
    <style:style style:name="T13" style:family="text">
      <style:text-properties officeooo:rsid="002fa6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2">Self Introduction</text:span></text:p>
      <text:p text:style-name="P2"/>
      <text:p text:style-name="P2"><text:span text:style-name="T3">Hi Interviewer</text:span>,</text:p>
      <text:p text:style-name="P2"/>
      <text:p text:style-name="P2"><text:tab/><text:tab/>I am Prabakaran from <text:span text:style-name="T13">Pondicherry</text:span>. <text:span text:style-name="T13">Basically I am from Computer science background</text:span>. Working as a Software Developer in Twilight IT solution <text:span text:style-name="T13">as a Frontend developer and my Technology stack is React JS with 1.5 years of experience.</text:span><text:span text:style-name="T5"> <text:s/>I handled different types of projects. Like </text:span><text:span text:style-name="T13">keywe, CogsWorth , Paris Trip</text:span><text:span text:style-name="T5">. </text:span></text:p>
      <text:p text:style-name="P2"/>
      <text:p text:style-name="P1">Project Explanation:</text:p>
      <text:p text:style-name="P10"/>
      <text:p text:style-name="P3"><text:span text:style-name="T12">1 </text:span>keywe:</text:p>
      <text:p text:style-name="P3"/>
      <text:p text:style-name="P3"><text:tab/>My Roles and Responsibilities: </text:p>
      <text:p text:style-name="P3"><text:s text:c="19"/><text:span text:style-name="T6">Handling responsiveness and finding and fixing bugs.</text:span></text:p>
      <text:p text:style-name="P3"><text:span text:style-name="T6"><text:tab/></text:span></text:p>
      <text:p text:style-name="P3"><text:span text:style-name="T6"><text:tab/></text:span>Challenges Which I faced:<text:span text:style-name="T6"><text:tab/></text:span></text:p>
      <text:p text:style-name="P4"><text:span text:style-name="T6"><text:tab/> <text:s text:c="6"/></text:span><text:span text:style-name="T7">The Resources is not available. On that day, demo is available for the chat task. But I need to show the presentation to my TL for the status of the chat task. While testing the task, the channel is not connecting properly then I gain kT from the internet how to use I solve the issue. Successfully show the Demo.</text:span><text:span text:style-name="T6"> </text:span></text:p>
      <text:p text:style-name="P4"><text:span text:style-name="T6"/></text:p>
      <text:p text:style-name="P4"><text:span text:style-name="T12">2. </text:span><text:span text:style-name="T10">CogsWorth:</text:span><text:span text:style-name="T6"><text:tab/><text:tab/></text:span></text:p>
      <text:p text:style-name="P4"><text:span text:style-name="T6"/></text:p>
      <text:p text:style-name="P4"><text:tab/>My Roles and Responsibilities: </text:p>
      <text:p text:style-name="P4"><text:s text:c="19"/><text:span text:style-name="T8">Creating a Staff and user to schedule thier appointment by using 3 rd party packages </text:span></text:p>
      <text:p text:style-name="P7"><text:span text:style-name="T6">react big calender. </text:span></text:p>
      <text:p text:style-name="P4"><text:span text:style-name="T8"><text:tab/><text:tab/></text:span></text:p>
      <text:p text:style-name="P4"><text:span text:style-name="T6"><text:tab/></text:span></text:p>
      <text:p text:style-name="P4"><text:span text:style-name="T6"><text:tab/></text:span>Challenges Which I faced:<text:span text:style-name="T6"><text:tab/></text:span></text:p>
      <text:p text:style-name="P4"><text:span text:style-name="T6"><text:tab/> <text:s text:c="6"/></text:span><text:span text:style-name="T8">I facing Lots of problem while scheduling the appointment according to the different timezones issue. Sometime problem is raised from api side. I will handle both node api and front end side when the backend is not available.</text:span></text:p>
      <text:p text:style-name="P4"><text:span text:style-name="T8"/></text:p>
      <text:p text:style-name="P6"><text:span text:style-name="T11">Paris Trip</text:span><text:span text:style-name="T10">:</text:span><text:span text:style-name="T6"><text:tab/><text:tab/></text:span></text:p>
      <text:p text:style-name="P5"><text:span text:style-name="T6"/></text:p>
      <text:p text:style-name="P6"><text:tab/>My Roles and Responsibilities: </text:p>
      <text:p text:style-name="P5"><text:s text:c="19"/><text:span text:style-name="T8">Making the website responsive upto 360 px and handling 3 different types of react slick </text:span></text:p>
      <text:p text:style-name="P5"><text:span text:style-name="T8">carousels. </text:span></text:p>
      <text:p text:style-name="P5"><text:span text:style-name="T8"><text:tab/><text:tab/></text:span></text:p>
      <text:p text:style-name="P5"><text:span text:style-name="T6"><text:tab/></text:span></text:p>
      <text:p text:style-name="P5"><text:span text:style-name="T6"><text:tab/></text:span>Challenges Which I faced:<text:span text:style-name="T6"><text:tab/></text:span></text:p>
      <text:p text:style-name="P5"><text:span text:style-name="T8"><text:tab/> <text:s text:c="6"/></text:span><text:span text:style-name="T9">Making Carousel more responsive for 360 px is more difficult and I gained lots of knowledge with different article and I learnt media query by using rem finally fix that issues within my deadline.</text:span></text:p>
      <text:p text:style-name="P4"><text:span text:style-name="T6"/></text:p>
      <text:p text:style-name="P8"/>
      <text:p text:style-name="P8">Extra Projects </text:p>
      <text:p text:style-name="P8"/>
      <text:p text:style-name="P11">1. QuillAtWill:</text:p>
      <text:p text:style-name="P11"><text:s text:c="23"/></text:p>
      <text:p text:style-name="P11"><text:soft-page-break/>Notes: <text:s/>This Project is developed for kids to improve their self knowledge in writting essay, poet etc.</text:p>
      <text:p text:style-name="P11"/>
      <text:p text:style-name="P11">Features : Poem, Essay, Blog, Poet, Diary, Book.</text:p>
      <text:p text:style-name="P11"/>
      <text:p text:style-name="P11">Roles and Responsibilities: </text:p>
      <text:p text:style-name="P11">* Create Diary, Poet and Poem for mobile and web.</text:p>
      <text:p text:style-name="P11">* Fixing Bugs and solve the issues.</text:p>
      <text:p text:style-name="P11">* Take responsibilites for handling functionalites before the Deadline</text:p>
      <text:p text:style-name="P11"/>
      <text:p text:style-name="P11"/>
      <text:p text:style-name="P11">2. SuperBloom:</text:p>
      <text:p text:style-name="P11"><text:s text:c="23"/></text:p>
      <text:p text:style-name="P11">Description of My Project is to improve the quality of life providing <text:s/>solutions that enable users to take an active role for managing their health. </text:p>
      <text:p text:style-name="P11"><text:s text:c="12"/></text:p>
      <text:p text:style-name="P11"><text:s/>This Project is acting as the intemediator between the <text:span text:style-name="T1">patient</text:span> and the Doctors and also providing assessment for the diseases.</text:p>
      <text:p text:style-name="P11"><text:s text:c="12"/></text:p>
      <text:p text:style-name="P11"><text:s/>In simple words, It is an online health care application.</text:p>
      <text:p text:style-name="P11"><text:s/></text:p>
      <text:p text:style-name="P11"><text:s/>Roles and Responsibilities:</text:p>
      <text:p text:style-name="P11"/>
      <text:p text:style-name="P11"><text:s text:c="10"/>1. Requirement gathering and analysis.</text:p>
      <text:p text:style-name="P11"><text:s text:c="10"/>2. Designed and Developed using a mock design pattern.</text:p>
      <text:p text:style-name="P11"><text:s text:c="10"/>3. Involved in development of application level coding and deployment.</text:p>
      <text:p text:style-name="P11"><text:s text:c="10"/>4. Involved in web based interfaces using HTML, Bootstrap, javascript.</text:p>
      <text:p text:style-name="P11"><text:s text:c="10"/>5. Responsible for solving the bugs and improve the performance.</text:p>
      <text:p text:style-name="P11"><text:s text:c="10"/>6. Responsible for updating the functionality and </text:p>
      <text:p text:style-name="P11"><text:s text:c="13"/>Technical task for the project.</text:p>
      <text:p text:style-name="P11"/>
      <text:p text:style-name="P11"/>
      <text:p text:style-name="P11">3. Mydayda:</text:p>
      <text:p text:style-name="P11"><text:s/></text:p>
      <text:p text:style-name="P11">Description of My Project is to improve the quality of life providing <text:s/>solutions that enable users to take an active role for managing their health. </text:p>
      <text:p text:style-name="P11"><text:s text:c="12"/></text:p>
      <text:p text:style-name="P11"><text:s/>This Project is acting as the intemediator between the <text:span text:style-name="T1">patient</text:span> and the Doctors and also providing assessment for the diseases.</text:p>
      <text:p text:style-name="P11"><text:s text:c="12"/></text:p>
      <text:p text:style-name="P11"><text:s/>In simple words, It is an online health care application.</text:p>
      <text:p text:style-name="P11"><text:s/></text:p>
      <text:p text:style-name="P11"><text:s/>Roles and Responsibilities:</text:p>
      <text:p text:style-name="P11"/>
      <text:p text:style-name="P11"><text:s text:c="10"/>1. Requirement gathering and analysis.</text:p>
      <text:p text:style-name="P11"><text:s text:c="10"/>2. Designed and Developed using a mock design pattern.</text:p>
      <text:p text:style-name="P11"><text:s text:c="10"/>3. Involved in development of application level coding and deployment.</text:p>
      <text:p text:style-name="P11"><text:s text:c="10"/>4. Involved in web based interfaces using HTML, Bootstrap, javascript.</text:p>
      <text:p text:style-name="P11"><text:s text:c="10"/>5. Responsible for solving the bugs and improve the performance.</text:p>
      <text:p text:style-name="P11"><text:s text:c="10"/>6. Responsible for updating the functionality and </text:p>
      <text:p text:style-name="P11"><text:s text:c="13"/>Technical task for the project.</text:p>
      <text:p text:style-name="P11"/>
      <text:p text:style-name="P12"><text:soft-page-break/>4. ERP:</text:p>
      <text:p text:style-name="P12"><text:tab/></text:p>
      <text:p text:style-name="P12">About : This Project is developed to find the Employees status and Performance.</text:p>
      <text:p text:style-name="P12">Features: Project, Timesheet, Violations, ToDo.</text:p>
      <text:p text:style-name="P11"><text:s/>Roles and Responsibilities:</text:p>
      <text:p text:style-name="P11"/>
      <text:p text:style-name="P11"><text:s text:c="10"/>1. Requirement gathering and analysis.</text:p>
      <text:p text:style-name="P11"><text:s text:c="10"/>2. Designed and Developed using a mock design pattern.</text:p>
      <text:p text:style-name="P11"><text:s text:c="10"/>3. Involved in development of application level coding and deployment.</text:p>
      <text:p text:style-name="P11"><text:s text:c="10"/>4. Involved in web based interfaces using HTML, Bootstrap, javascript.</text:p>
      <text:p text:style-name="P11"><text:s text:c="10"/>5. Responsible for solving the bugs and improve the performance.</text:p>
      <text:p text:style-name="P11"><text:s text:c="10"/>6. Responsible for updating the functionality and </text:p>
      <text:p text:style-name="P11"><text:s text:c="13"/>Technical task for the project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5:24:49.241921427</meta:creation-date>
    <dc:date>2023-04-07T11:11:18.037068908</dc:date>
    <meta:editing-duration>PT38M5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79" meta:word-count="627" meta:character-count="4376" meta:non-whitespace-character-count="3362"/>
  </office:meta>
</office:document-meta>
</file>